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'analyse des dépendances : <text:span text:style-name="Source_20_Text">./vendor/bin/phpstan dump-deps web/modules/custom/ web/modules/sima/ &gt; web.json</text:span> et web.json comprend les dépendances entre chaque fichier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20T16:22:50.225515763</meta:creation-date>
    <dc:date>2021-10-20T16:23:35.087436814</dc:date>
    <meta:editing-duration>PT45S</meta:editing-duration>
    <meta:editing-cycles>1</meta:editing-cycles>
    <meta:document-statistic meta:table-count="0" meta:image-count="0" meta:object-count="0" meta:page-count="1" meta:paragraph-count="1" meta:word-count="18" meta:character-count="166" meta:non-whitespace-character-count="149"/>
    <meta:generator>LibreOffice/6.1.5.2$Linux_X86_64 LibreOffice_project/10$Build-2</meta:generator>
  </office:meta>
</office:document-meta>
</file>